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819in" svg:y="8.0394in">
            <draw:object draw:notify-on-update-of-ranges="Sheet1.A1:Sheet1.A49 Sheet1.B1:Sheet1.B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11" calcext:value-type="float">
            <text:p>85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414" calcext:value-type="float">
            <text:p>154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01" calcext:value-type="float">
            <text:p>103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408" calcext:value-type="float">
            <text:p>114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675" calcext:value-type="float">
            <text:p>116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28" calcext:value-type="float">
            <text:p>130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57" calcext:value-type="float">
            <text:p>1505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168" calcext:value-type="float">
            <text:p>151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900" calcext:value-type="float">
            <text:p>179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631" calcext:value-type="float">
            <text:p>246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799" calcext:value-type="float">
            <text:p>19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838" calcext:value-type="float">
            <text:p>208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980" calcext:value-type="float">
            <text:p>219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204" calcext:value-type="float">
            <text:p>232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447" calcext:value-type="float">
            <text:p>244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418" calcext:value-type="float">
            <text:p>254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797" calcext:value-type="float">
            <text:p>267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719" calcext:value-type="float">
            <text:p>277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947" calcext:value-type="float">
            <text:p>2894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41" calcext:value-type="float">
            <text:p>300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1213" calcext:value-type="float">
            <text:p>312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401" calcext:value-type="float">
            <text:p>324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6732" calcext:value-type="float">
            <text:p>467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727" calcext:value-type="float">
            <text:p>347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361" calcext:value-type="float">
            <text:p>3636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6947" calcext:value-type="float">
            <text:p>369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574" calcext:value-type="float">
            <text:p>3957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208" calcext:value-type="float">
            <text:p>392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0271" calcext:value-type="float">
            <text:p>4027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0922" calcext:value-type="float">
            <text:p>609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8917" calcext:value-type="float">
            <text:p>489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991" calcext:value-type="float">
            <text:p>439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958" calcext:value-type="float">
            <text:p>449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6136" calcext:value-type="float">
            <text:p>4613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7218" calcext:value-type="float">
            <text:p>472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8366" calcext:value-type="float">
            <text:p>4836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512" calcext:value-type="float">
            <text:p>505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7569" calcext:value-type="float">
            <text:p>6756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865" calcext:value-type="float">
            <text:p>5186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4166" calcext:value-type="float">
            <text:p>5416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4050" calcext:value-type="float">
            <text:p>5405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634" calcext:value-type="float">
            <text:p>556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6346" calcext:value-type="float">
            <text:p>5634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7670" calcext:value-type="float">
            <text:p>576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9840" calcext:value-type="float">
            <text:p>5984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0852" calcext:value-type="float">
            <text:p>60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00:06:13.458668834</dc:date>
    <meta:document-statistic meta:table-count="1" meta:cell-count="98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49" svg:x="0.77cm" svg:y="0.855cm" svg:width="11.738cm" svg:height="7.545cm">
          <chartooo:coordinate-region svg:x="1.947cm" svg:y="1.054cm" svg:width="10.37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9" chart:class="chart:line">
            <chart:data-point chart:repeated="49"/>
          </chart:series>
          <chart:series chart:style-name="ch7" chart:values-cell-range-address="Sheet1.B1:Sheet1.B49" chart:class="chart:line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:Sheet1.A49</svg:desc>
                </draw:g>
              </table:table-cell>
              <table:table-cell office:value-type="float" office:value="8511">
                <text:p>8511</text:p>
                <draw:g>
                  <svg:desc>Sheet1.B1:Sheet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70">
                <text:p>5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501">
                <text:p>6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5414">
                <text:p>15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301">
                <text:p>10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1675">
                <text:p>11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028">
                <text:p>13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3048">
                <text:p>13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057">
                <text:p>15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168">
                <text:p>15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4631">
                <text:p>24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9799">
                <text:p>19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0838">
                <text:p>20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3204">
                <text:p>23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4447">
                <text:p>24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5418">
                <text:p>25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6797">
                <text:p>26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7719">
                <text:p>27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8947">
                <text:p>28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30041">
                <text:p>30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31213">
                <text:p>312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32401">
                <text:p>32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6732">
                <text:p>46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34727">
                <text:p>347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36361">
                <text:p>36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36947">
                <text:p>36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9574">
                <text:p>39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9208">
                <text:p>39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40271">
                <text:p>40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60922">
                <text:p>60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8917">
                <text:p>48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43991">
                <text:p>43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44958">
                <text:p>449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46136">
                <text:p>461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47218">
                <text:p>47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48366">
                <text:p>48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50512">
                <text:p>50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67569">
                <text:p>675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1865">
                <text:p>51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4166">
                <text:p>541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4050">
                <text:p>540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55634">
                <text:p>55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56346">
                <text:p>56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57670">
                <text:p>576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9840">
                <text:p>598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60852">
                <text:p>60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